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DelayTask.FixedDelayTask( Runnable runnable , Duration interval , Duration initial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DelayTask.FixedDelayTask( Interval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DelayTask.FixedDelayTask( Runnable runnable , long interval , long initial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